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561" officeooo:paragraph-rsid="00177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amp;НаКлиенте</text:p>
      <text:p text:style-name="P1">Процедура ПолучитьЗаполненнныйДокументWord(ОрганизацияСсылка, ИмяФайла) Экспорт</text:p>
      <text:p text:style-name="P1"><text:tab/></text:p>
      <text:p text:style-name="P1"><text:tab/>MSWord=Новый ComОбъект("Word.Application");</text:p>
      <text:p text:style-name="P1"><text:tab/></text:p>
      <text:p text:style-name="P1"><text:tab/>Попытка</text:p>
      <text:p text:style-name="P1"><text:tab/><text:tab/>MSWord.Documents.Open(ИмяФайла);<text:tab/></text:p>
      <text:p text:style-name="P1"><text:tab/>Исключение</text:p>
      <text:p text:style-name="P1"><text:tab/><text:tab/>Сообщить("Не удалось открыть файл " + ИмяФайла);</text:p>
      <text:p text:style-name="P1"><text:tab/><text:tab/>MSWord.Application.Quit(); <text:s text:c="3"/></text:p>
      <text:p text:style-name="P1"><text:tab/><text:tab/>Возврат;</text:p>
      <text:p text:style-name="P1"><text:tab/>КонецПопытки;</text:p>
      <text:p text:style-name="P1"><text:tab/></text:p>
      <text:p text:style-name="P1"><text:tab/>Попытка</text:p>
      <text:p text:style-name="P1"><text:tab/><text:tab/>Doc = MSWord.Application.Documents(1);</text:p>
      <text:p text:style-name="P1"><text:tab/><text:tab/>Doc.Activate(); <text:s text:c="8"/></text:p>
      <text:p text:style-name="P1"><text:tab/><text:tab/>ЗаполнитьДокументWord(Doc, ПолучитьСтруктуруДанныхДляWord(ОрганизацияСсылка));</text:p>
      <text:p text:style-name="P1"><text:tab/><text:tab/>MSWord.Application.Visible = Истина;</text:p>
      <text:p text:style-name="P1"><text:tab/><text:tab/>MSWord.Activate();</text:p>
      <text:p text:style-name="P1"><text:tab/>Исключение</text:p>
      <text:p text:style-name="P1"><text:tab/><text:tab/>Сообщить(ОписаниеОшибки());</text:p>
      <text:p text:style-name="P1"><text:tab/><text:tab/>MSWord.Application.Quit(); <text:s text:c="3"/></text:p>
      <text:p text:style-name="P1"><text:tab/>КонецПопытки; <text:s/></text:p>
      <text:p text:style-name="P1"><text:tab/></text:p>
      <text:p text:style-name="P1">КонецПроцедуры</text:p>
      <text:p text:style-name="P1"/>
      <text:p text:style-name="P1">&amp;НаСервере <text:s text:c="3"/></text:p>
      <text:p text:style-name="P1">Функция ПолучитьСтруктуруДанныхДляWord(СсылкаНаОбъект)</text:p>
      <text:p text:style-name="P1"><text:tab/></text:p>
      <text:p text:style-name="P1"><text:tab/>СтруктураДляВорда = Новый Структура;</text:p>
      <text:p text:style-name="P1"><text:tab/></text:p>
      <text:p text:style-name="P1"><text:tab/>СтруктураДляВорда.Вставить("Наименование", СсылкаНаОбъект.Наименование);</text:p>
      <text:p text:style-name="P1"><text:s text:c="4"/>// Добавлять данные здесь.</text:p>
      <text:p text:style-name="P1"><text:tab/></text:p>
      <text:p text:style-name="P1"><text:tab/>Возврат СтруктураДляВорда;</text:p>
      <text:p text:style-name="P1"><text:tab/></text:p>
      <text:p text:style-name="P1">КонецФункции</text:p>
      <text:p text:style-name="P1"/>
      <text:p text:style-name="P1">&amp;НаКлиенте</text:p>
      <text:p text:style-name="P1">Процедура ЗаполнитьДокументWord(DocObject, СтруктураДляВорда)</text:p>
      <text:p text:style-name="P1"><text:tab/></text:p>
      <text:p text:style-name="P1"><text:tab/>Для Каждого ЭлементСтруктуры Из СтруктураДляВорда Цикл</text:p>
      <text:p text:style-name="P1"><text:tab/><text:tab/>Если DocObject.Bookmarks.Exists(ЭлементСтруктуры.Ключ) Тогда</text:p>
      <text:p text:style-name="P1"><text:tab/><text:tab/><text:tab/>DocObject.Bookmarks(ЭлементСтруктуры.Ключ).Select();</text:p>
      <text:p text:style-name="P1"><text:tab/><text:tab/><text:tab/>DocObject.Application.Selection.TypeText(ЭлементСтруктуры.Значение); <text:s text:c="4"/></text:p>
      <text:p text:style-name="P1"><text:tab/><text:tab/>КонецЕсли;</text:p>
      <text:p text:style-name="P1"><text:tab/>КонецЦикла;</text:p>
      <text:p text:style-name="P1"><text:tab/></text:p>
      <text:p text:style-name="P1">КонецПроцедур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6:00:56.054307888</meta:creation-date>
    <dc:date>2018-01-16T16:01:16.634034795</dc:date>
    <meta:editing-duration>PT2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7" meta:word-count="70" meta:character-count="1221" meta:non-whitespace-character-count="1101"/>
  </office:meta>
</office:document-meta>
</file>